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09_13-18-59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09_15-21-07_000.jpg</text:p>
          </table:table-cell>
          <table:table-cell table:style-name="ce22" office:value-type="string">
            <text:p>:m 記録 / music:japanese-flute / 作る曲のジャンル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3]=&quot;&quot;;[.C3];CONCATENATE([.C3];&quot; / &quot;;[.E3]))" office:value-type="string" office:string-value=":m 記録 / music:japanese-flute / 作る曲のジャンル">
            <text:p>:m 記録 / music:japanese-flute / 作る曲のジャン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09_17-13-56_000.jpg</text:p>
          </table:table-cell>
          <table:table-cell table:style-name="ce22" office:value-type="string">
            <text:p>:m 1-2*2 RES / free:JVEMV6 37#26 / res-id=W920 / theme=mathematics / session-3 / w:n次実一般線形群；n次実特殊線形群；正則行列,seg:正則行列の性質 / N+</text:p>
          </table:table-cell>
          <table:table-cell table:style-name="ce34"/>
          <table:table-cell table:style-name="ce4"/>
          <table:table-cell table:style-name="ce4"/>
          <table:table-cell table:style-name="ce35" table:formula="of:=IF([.E4]=&quot;&quot;;[.C4];CONCATENATE([.C4];&quot; / &quot;;[.E4]))" office:value-type="string" office:string-value=":m 1-2*2 RES / free:JVEMV6 37#26 / res-id=W920 / theme=mathematics / session-3 / w:n次実一般線形群；n次実特殊線形群；正則行列,seg:正則行列の性質 / N+">
            <text:p>:m 1-2*2 RES / free:JVEMV6 37#26 / res-id=W920 / theme=mathematics / session-3 / w:n次実一般線形群；n次実特殊線形群；正則行列,seg:正則行列の性質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9_17-45-03_000.jpg</text:p>
          </table:table-cell>
          <table:table-cell table:style-name="ce22" office:value-type="string">
            <text:p>:m 食べた物　間食 / インスタントラーメン；袋入り：「昔ながらの」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5]=&quot;&quot;;[.C5];CONCATENATE([.C5];&quot; / &quot;;[.E5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9_20-50-00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5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9_20-51-37_000.jpg</text:p>
          </table:table-cell>
          <table:table-cell table:style-name="ce22" office:value-type="string">
            <text:p>:PHOTO 記録 / 経過記録；作ったもの / food=焼酎漬け / material=ニンニク；liquor=麦焼酎,time=1009-2051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7]=&quot;&quot;;[.C7];CONCATENATE([.C7];&quot; / &quot;;[.E7]))" office:value-type="string" office:string-value=":PHOTO 記録 / 経過記録；作ったもの / food=焼酎漬け / material=ニンニク；liquor=麦焼酎,time=1009-2051">
            <text:p>:PHOTO 記録 / 経過記録；作ったもの / food=焼酎漬け / material=ニンニク；liquor=麦焼酎,time=1009-205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9_20-55-20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50012 E-139-34-49.379882</text:p>
          </table:table-cell>
          <table:table-cell table:style-name="ce35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09_23-28-54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09_23-42-12_000.jpg</text:p>
          </table:table-cell>
          <table:table-cell table:style-name="ce22" office:value-type="string">
            <text:p>:PHOTO 記録 / 経過記録；作ったもの / food=焼酎漬け / material=スペアミント；liquor=麦焼酎,time=1008-2355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0]=&quot;&quot;;[.C10];CONCATENATE([.C10];&quot; / &quot;;[.E10]))" office:value-type="string" office:string-value=":PHOTO 記録 / 経過記録；作ったもの / food=焼酎漬け / material=スペアミント；liquor=麦焼酎,time=1008-2355">
            <text:p>:PHOTO 記録 / 経過記録；作ったもの / food=焼酎漬け / material=スペアミント；liquor=麦焼酎,time=1008-2355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9_23-45-45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10_00-18-53_000.jpg</text:p>
          </table:table-cell>
          <table:table-cell table:style-name="ce22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10_01-49-02_000.jpg</text:p>
          </table:table-cell>
          <table:table-cell table:style-name="ce18" office:value-type="string">
            <text:p>:m :PHOTO 寝た時刻 / 2020 / オナニー：1:30ぐらい：未了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3]=&quot;&quot;;[.C13];CONCATENATE([.C13];&quot; / &quot;;[.E13]))" office:value-type="string" office:string-value=":m :PHOTO 寝た時刻 / 2020 / オナニー：1:30ぐらい：未了">
            <text:p>:m :PHOTO 寝た時刻 / 2020 / オナニー：1:30ぐらい：未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10_07-18-42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10_08-55-03_000.jpg</text:p>
          </table:table-cell>
          <table:table-cell table:style-name="ce18" office:value-type="string">
            <text:p>:m RES 1*1 / free# JVEMV6 37#17.19_1 / 37. miscs of miscs / 17. natural-history / id=19:スペアミント</text:p>
          </table:table-cell>
          <table:table-cell table:style-name="ce17"/>
          <table:table-cell table:style-name="ce4"/>
          <table:table-cell table:style-name="ce4" office:value-type="string">
            <text:p>N-35-35-28.49121 E-139-34-49.050292</text:p>
          </table:table-cell>
          <table:table-cell table:style-name="ce35" table:formula="of:=IF([.E15]=&quot;&quot;;[.C15];CONCATENATE([.C15];&quot; / &quot;;[.E15]))" office:value-type="string" office:string-value=":m RES 1*1 / free# JVEMV6 37#17.19_1 / 37. miscs of miscs / 17. natural-history / id=19:スペアミント">
            <text:p>:m RES 1*1 / free# JVEMV6 37#17.19_1 / 37. miscs of miscs / 17. natural-history / id=19:スペアミント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10_08-55-18_000.jpg</text:p>
          </table:table-cell>
          <table:table-cell table:style-name="ce22" office:value-type="string">
            <text:p>:m :i 1*1 / drink-alcohol / 油も飲んでみる</text:p>
          </table:table-cell>
          <table:table-cell table:style-name="ce18"/>
          <table:table-cell table:style-name="ce4"/>
          <table:table-cell table:style-name="ce4" office:value-type="string">
            <text:p>N-35-35-28.49121 E-139-34-49.050292</text:p>
          </table:table-cell>
          <table:table-cell table:style-name="ce35" table:formula="of:=IF([.E16]=&quot;&quot;;[.C16];CONCATENATE([.C16];&quot; / &quot;;[.E16]))" office:value-type="string" office:string-value=":m :i 1*1 / drink-alcohol / 油も飲んでみる">
            <text:p>:m :i 1*1 / drink-alcohol / 油も飲んでみ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09_17-53-07_000.mid</text:p>
          </table:table-cell>
          <table:table-cell table:style-name="ce8" office:value-type="string">
            <text:p>:in-mid / app=perfect-piano / 演奏、play / id-2020-1009-1 / category=melody,inst=~,for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in-mid / app=perfect-piano / 演奏、play / id-2020-1009-1 / category=melody,inst=~,for=~">
            <text:p>:in-mid / app=perfect-piano / 演奏、play / id-2020-1009-1 / category=melody,inst=~,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9_18-25-15_000.mp4</text:p>
          </table:table-cell>
          <table:table-cell table:style-name="ce8" office:value-type="string">
            <text:p>:VIDEO / @自室 / 記録 / knoten / 実演,perform / n-2020-1009-1 / knot=hammock,for=not-working</text:p>
          </table:table-cell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室 / 記録 / knoten / 実演,perform / n-2020-1009-1 / knot=hammock,for=not-working">
            <text:p>:VIDEO / @自室 / 記録 / knoten / 実演,perform / n-2020-1009-1 / knot=hammock,for=not-working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9_23-30-12_000.mid</text:p>
          </table:table-cell>
          <table:table-cell table:style-name="ce8" office:value-type="string">
            <text:p>:in-mid / app=perfect-piano / 演奏、play / id-2020-1009-2 / category=melody,inst=~,for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in-mid / app=perfect-piano / 演奏、play / id-2020-1009-2 / category=melody,inst=~,for=~">
            <text:p>:in-mid / app=perfect-piano / 演奏、play / id-2020-1009-2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0_07-03-42_000.mid</text:p>
          </table:table-cell>
          <table:table-cell table:style-name="ce8" office:value-type="string">
            <text:p>:in-mid / app=perfect-piano / 演奏、play / id-2020-1010-1 / category=melody,inst=~,for=~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in-mid / app=perfect-piano / 演奏、play / id-2020-1010-1 / category=melody,inst=~,for=~">
            <text:p>:in-mid / app=perfect-piano / 演奏、play / id-2020-1010-1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0_08-14-17_000.mid</text:p>
          </table:table-cell>
          <table:table-cell table:style-name="ce8" office:value-type="string">
            <text:p>:in-mid / app=perfect-piano / 演奏、play / id-2020-1010-2 / category=melody,inst=~,for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string" office:string-value=":in-mid / app=perfect-piano / 演奏、play / id-2020-1010-2 / category=melody,inst=~,for=~">
            <text:p>:in-mid / app=perfect-piano / 演奏、play / id-2020-1010-2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0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2020/10/10</text:date>, <text:time>10:02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0T10:02:22.59</dc:date>
    <dc:creator>iwabuchi ken</dc:creator>
    <meta:editing-duration>P26DT16H36M30S</meta:editing-duration>
    <meta:editing-cycles>10004</meta:editing-cycles>
    <meta:document-statistic meta:table-count="1" meta:cell-count="468" meta:object-count="0"/>
  </office:meta>
</office:document-meta>
</file>